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3" style:family="table">
      <style:table-properties style:width="13.647cm" fo:margin-left="1.388cm" table:align="left"/>
    </style:style>
    <style:style style:name="Table3.A" style:family="table-column">
      <style:table-column-properties style:column-width="13.647cm"/>
    </style:style>
    <style:style style:name="Table3.A1" style:family="table-cell">
      <style:table-cell-properties fo:padding="0.097cm" fo:border="0.05pt solid #ff3333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612cm" style:rel-column-width="6212*"/>
    </style:style>
    <style:style style:name="Tableau8.B" style:family="table-column">
      <style:table-column-properties style:column-width="6.888cm" style:rel-column-width="26551*"/>
    </style:style>
    <style:style style:name="Tableau8.C" style:family="table-column">
      <style:table-column-properties style:column-width="6.89cm" style:rel-column-width="26557*"/>
    </style:style>
    <style:style style:name="Tableau8.D" style:family="table-column">
      <style:table-column-properties style:column-width="1.612cm" style:rel-column-width="6215*"/>
    </style:style>
    <style:style style:name="Tableau8.1" style:family="table-row">
      <style:table-row-properties style:min-row-height="0.504cm"/>
    </style:style>
    <style:style style:name="Tableau8.A1" style:family="table-cell">
      <style:table-cell-properties style:writing-mode="page"/>
    </style:style>
    <style:style style:name="Tableau8.2" style:family="table-row">
      <style:table-row-properties style:min-row-height="0.506cm"/>
    </style:style>
    <style:style style:name="Tableau8.3" style:family="table-row">
      <style:table-row-properties style:min-row-height="0.48cm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eadf1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eadf11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eadf11"/>
    </style:style>
    <style:style style:name="P4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5" style:family="paragraph" style:parent-style-name="Table_20_Contents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6" style:family="paragraph" style:parent-style-name="Table_20_Contents">
      <style:paragraph-properties fo:line-height="115%"/>
      <style:text-properties style:font-name="Liberation Mono" fo:font-size="10pt" officeooo:rsid="00d91937" officeooo:paragraph-rsid="00d91937" style:font-size-asian="10pt" style:font-size-complex="10pt"/>
    </style:style>
    <style:style style:name="P7" style:family="paragraph" style:parent-style-name="Table_20_Contents">
      <style:paragraph-properties fo:line-height="115%"/>
      <style:text-properties style:font-name="Liberation Mono" fo:font-size="10pt" officeooo:rsid="00d6d7c0" officeooo:paragraph-rsid="00de39e6" style:font-size-asian="10pt" style:font-size-complex="10pt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Mono" fo:font-size="22pt" fo:font-weight="bold" officeooo:rsid="00d7aa74" officeooo:paragraph-rsid="00d7aa74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line-height="115%"/>
      <style:text-properties style:font-name="Liberation Mono" fo:font-size="9pt" officeooo:paragraph-rsid="00d7aa74" style:font-size-asian="9pt" style:font-size-complex="9pt"/>
    </style:style>
    <style:style style:name="P10" style:family="paragraph" style:parent-style-name="Table_20_Contents">
      <style:paragraph-properties fo:line-height="115%" fo:text-align="center" style:justify-single-word="false"/>
      <style:text-properties fo:color="#ff3333" style:font-name="Liberation Mono" fo:font-size="9pt" fo:font-weight="bold" officeooo:rsid="0048af5c" officeooo:paragraph-rsid="00d7aa74" style:font-size-asian="9pt" style:font-weight-asian="bold" style:font-size-complex="9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rsid="00d7aa74" officeooo:paragraph-rsid="00d7aa74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Mono" fo:font-size="10pt" officeooo:rsid="00423fc1" officeooo:paragraph-rsid="00d91937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Mono" fo:font-size="10pt" officeooo:rsid="00bafd49" officeooo:paragraph-rsid="00d7aa74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Mono" fo:font-size="9pt" officeooo:rsid="00423fc1" officeooo:paragraph-rsid="00d7aa74" style:font-size-asian="9pt" style:font-size-complex="9pt"/>
    </style:style>
    <style:style style:name="P19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4064e0" style:font-name-asian="Symbola" style:font-size-asian="8pt" style:font-name-complex="Symbola" style:font-size-complex="8pt"/>
    </style:style>
    <style:style style:name="T4" style:family="text">
      <style:text-properties fo:font-size="8pt" officeooo:rsid="00e831e4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number:time-style style:name="N10040" number:language="en" number:country="US">
      <number:hours number:style="long"/>
      <number:text>:</number:text>
      <number:minutes number:style="long"/>
    </number:time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  <text:variable-decl office:value-type="time" text:name="SESSION_START_HOUR"/>
        <text:variable-decl office:value-type="string" text:name="EXAM_ADDR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719955765360">
          <table:table-cell table:style-name="Tableau7.A1" office:value-type="string">
            <text:p text:style-name="P19"><text:variable-set text:name="SCHOOL_NAME" office:value-type="string">SCHOOL_NAME</text:variable-set></text:p>
            <text:p text:style-name="P13"><text:variable-set text:name="SCHOOL_ADDRESS1" office:value-type="string">SCHOOL_ADDRESS1</text:variable-set></text:p>
            <text:p text:style-name="P13"><text:variable-set text:name="SCHOOL_ZIPCODE" office:value-type="string">SCHOOL_ZIPCODE</text:variable-set><text:s/><text:variable-set text:name="SCHOOL_CITY" office:value-type="string">SCHOOL_CITY</text:variable-set></text:p>
            <text:p text:style-name="P13"><text:variable-set text:name="SCHOOL_PHONE" office:value-type="string">SCHOOL_PHONE</text:variable-set></text:p>
            <text:p text:style-name="P13"><text:variable-set text:name="SCHOOL_EMAIL" office:value-type="string">SCHOOL_EMAIL</text:variable-set></text:p>
          </table:table-cell>
          <table:table-cell table:style-name="Tableau7.A1" office:value-type="string">
            <text:p text:style-name="P8">Convocation</text:p>
            <text:p text:style-name="P11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719955804160">
          <table:table-cell table:style-name="Tableau7.A1" office:value-type="string">
            <text:p text:style-name="P4"/>
          </table:table-cell>
          <table:table-cell table:style-name="Tableau7.A1" office:value-type="string">
            <text:p text:style-name="P13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13"><text:variable-set text:name="USER_ADRESS1" office:value-type="string">USER_ADRESS1</text:variable-set></text:p>
            <text:p text:style-name="P13"><text:variable-set text:name="USER_ZIPCODE" office:value-type="string">USER_ZIPCODE</text:variable-set><text:s/><text:variable-set text:name="USER_CITY" office:value-type="string">USER_CITY</text:variable-set></text:p>
            <text:p text:style-name="P13"/>
            <text:p text:style-name="P12">Laon, le <text:date style:data-style-name="N20076" text:date-value="2021-08-24T16:08:28.294559083">24 août 2021</text:date></text:p>
          </table:table-cell>
        </table:table-row>
      </table:table>
      <text:p text:style-name="P14"/>
      <text:p text:style-name="P14"/>
      <text:p text:style-name="P18">Références : Dossier n°<text:span text:style-name="T6"><text:variable-set text:name="USER_NUM_INSCR" office:value-type="string">USER_NUM_INSCR</text:variable-set></text:span></text:p>
      <text:p text:style-name="P13"/>
      <text:p text:style-name="P18"/>
      <table:table table:name="Table3" table:style-name="Table3">
        <table:table-column table:style-name="Table3.A"/>
        <table:table-row table:style-name="TableLine94719955803344">
          <table:table-cell table:style-name="Table3.A1" office:value-type="string">
            <text:p text:style-name="P9"/>
            <text:p text:style-name="P10">Veuillez vous munir d’une pièce d’identité valide</text:p>
            <text:p text:style-name="P10">Présentez-vous 30 minutes avant l’heure de début de l’épreuve</text:p>
            <text:p text:style-name="P9"/>
          </table:table-cell>
        </table:table-row>
      </table:table>
      <text:p text:style-name="P18"/>
      <text:p text:style-name="P18"/>
      <text:p text:style-name="P15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6"/>
      <text:p text:style-name="P16">J’ai l’honneur de vous inviter à vous présenter à la session du <text:span text:style-name="T5"><text:variable-set text:name="TEST" office:value-type="string">TEST</text:variable-set></text:span><text:span text:style-name="T5"><text:s/></text:span>suivante :</text:p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4"/>
          </table:table-cell>
          <table:table-cell table:style-name="Tableau8.A1" office:value-type="string">
            <text:p text:style-name="P6">Examen</text:p>
          </table:table-cell>
          <table:table-cell table:style-name="Tableau8.A1" office:value-type="string">
            <text:p text:style-name="P5"><text:span text:style-name="T5"><text:variable-set text:name="TEST" office:value-type="string">TEST</text:variable-set></text:span><text:span text:style-name="T5"><text:s/></text:span><text:span text:style-name="T5"><text:variable-set text:name="LEVEL" office:value-type="string">LEVEL</text:variable-set></text:span></text:p>
          </table:table-cell>
          <table:table-cell table:style-name="Tableau8.A1" office:value-type="string">
            <text:p text:style-name="P4"/>
          </table:table-cell>
        </table:table-row>
        <table:table-row table:style-name="Tableau8.2">
          <table:table-cell table:style-name="Tableau8.A1" office:value-type="string">
            <text:p text:style-name="P4"/>
          </table:table-cell>
          <table:table-cell table:style-name="Tableau8.A1" office:value-type="string">
            <text:p text:style-name="P6">Date de la session</text:p>
          </table:table-cell>
          <table:table-cell table:style-name="Tableau8.A1" office:value-type="string">
            <text:p text:style-name="P5"><text:variable-set text:name="SESSION_START_DATE" text:formula="ooow:0" office:value-type="date" office:date-value="1899-12-30" style:data-style-name="N20076">30 décembre 1899</text:variable-set><text:tab/></text:p>
          </table:table-cell>
          <table:table-cell table:style-name="Tableau8.A1" office:value-type="string">
            <text:p text:style-name="P4"/>
          </table:table-cell>
        </table:table-row>
        <table:table-row table:style-name="Tableau8.3">
          <table:table-cell table:style-name="Tableau8.A1" office:value-type="string">
            <text:p text:style-name="P4"/>
          </table:table-cell>
          <table:table-cell table:style-name="Tableau8.A1" office:value-type="string">
            <text:p text:style-name="P6">Heure de début d’épreuve</text:p>
          </table:table-cell>
          <table:table-cell table:style-name="Tableau8.A1" office:value-type="string">
            <text:p text:style-name="P5"><text:variable-set text:name="SESSION_START_HOUR" text:formula="ooow:0.2917" office:value-type="time" office:time-value="PT07H00M02.88S" style:data-style-name="N10040">07:00</text:variable-set></text:p>
          </table:table-cell>
          <table:table-cell table:style-name="Tableau8.A1" office:value-type="string">
            <text:p text:style-name="P4"/>
          </table:table-cell>
        </table:table-row>
        <table:table-row table:style-name="Tableau8.2">
          <table:table-cell table:style-name="Tableau8.A1" office:value-type="string">
            <text:p text:style-name="P4"/>
          </table:table-cell>
          <table:table-cell table:style-name="Tableau8.A1" office:value-type="string">
            <text:p text:style-name="P6">Adresse</text:p>
          </table:table-cell>
          <table:table-cell table:style-name="Tableau8.A1" office:value-type="string">
            <text:p text:style-name="P7"><text:variable-set text:name="EXAM_ADDRESS" office:value-type="string">EXAM_ADDRESS</text:variable-set></text:p>
          </table:table-cell>
          <table:table-cell table:style-name="Tableau8.A1" office:value-type="string">
            <text:p text:style-name="P4"/>
          </table:table-cell>
        </table:table-row>
      </table:table>
      <text:p text:style-name="P13"/>
      <text:p text:style-name="P13">Dans l’attente de vous accueillir dans notre centre d’examen,</text:p>
      <text:p text:style-name="P13"/>
      <text:p text:style-name="P15">Veuillez recevoir, 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 nos salutations sincères.</text:p>
      <text:p text:style-name="P13"/>
      <text:p text:style-name="P13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eadf1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eadf11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eadf11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4064e0" style:font-name-asian="Symbola" style:font-size-asian="8pt" style:font-name-complex="Symbola" style:font-size-complex="8pt"/>
    </style:style>
    <style:style style:name="MT4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PIED" office:value-type="string">SCHOOL_NAME_PIED</text:variable-set><text:s/>- <text:variable-set text:name="SCHOOL_ADDRESS1_PIED" office:value-type="string">SCHOOL_ADDRESS1_PIED</text:variable-set><text:s/></text:p>
        <text:p text:style-name="MP2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3"><text:span text:style-name="MT2">Email : </text:span><text:span text:style-name="MT3"><text:variable-set text:name="SCHOOL_EMAIL_PIED" office:value-type="string">SCHOOL_EMAIL_PIED</text:variable-set></text:span><text:span text:style-name="MT3"><text:s/></text:span><text:span text:style-name="MT4">| </text:span><text:span text:style-name="MT2">Phone: </text:span><text:span text:style-name="MT3"><text:variable-set text:name="SCHOOL_PHONE_PIED" office:value-type="string">SCHOOL_PHONE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4T16:08:28.209474048</dc:date>
    <meta:editing-duration>PT10H35M24S</meta:editing-duration>
    <meta:editing-cycles>182</meta:editing-cycles>
    <meta:generator>LibreOffice/6.4.7.2$Linux_X86_64 LibreOffice_project/40$Build-2</meta:generator>
    <meta:document-statistic meta:table-count="3" meta:image-count="0" meta:object-count="0" meta:page-count="1" meta:paragraph-count="30" meta:word-count="107" meta:character-count="846" meta:non-whitespace-character-count="766"/>
  </office:meta>
</office:document-meta>
</file>